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66cm"/>
    </style:style>
    <style:style style:name="ro1" style:family="table-row">
      <style:table-row-properties style:row-height="0.76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ategorías ILS</text:p>
          </table:table-cell>
          <table:table-cell table:number-columns-repeated="5"/>
        </table:table-row>
        <table:table-row table:style-name="ro2">
          <table:table-cell office:value-type="string">
            <text:p>Categoría</text:p>
          </table:table-cell>
          <table:table-cell office:value-type="string">
            <text:p>Subcategoría</text:p>
          </table:table-cell>
          <table:table-cell office:value-type="string">
            <text:p>RVR</text:p>
          </table:table-cell>
          <table:table-cell office:value-type="string">
            <text:p>Altura decisión</text:p>
          </table:table-cell>
          <table:table-cell table:number-columns-repeated="2"/>
        </table:table-row>
        <table:table-row table:style-name="ro2">
          <table:table-cell office:value-type="string">
            <text:p>I</text:p>
          </table:table-cell>
          <table:table-cell office:value-type="string">
            <text:p>----</text:p>
          </table:table-cell>
          <table:table-cell office:value-type="string">
            <text:p>&gt; 1800 ft (548,64 m)</text:p>
          </table:table-cell>
          <table:table-cell office:value-type="string">
            <text:p>&gt; 200 ft (60,96 m)</text:p>
          </table:table-cell>
          <table:table-cell table:number-columns-repeated="2"/>
        </table:table-row>
        <table:table-row table:style-name="ro2">
          <table:table-cell office:value-type="string">
            <text:p>II</text:p>
          </table:table-cell>
          <table:table-cell office:value-type="string">
            <text:p>----</text:p>
          </table:table-cell>
          <table:table-cell office:value-type="string">
            <text:p>&gt; 1200 ft (365,76 m)</text:p>
          </table:table-cell>
          <table:table-cell office:value-type="string">
            <text:p>&gt; 100 ft (30,48 m)</text:p>
          </table:table-cell>
          <table:table-cell table:number-columns-repeated="2"/>
        </table:table-row>
        <table:table-row table:style-name="ro2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string">
            <text:p>&gt; 700 ft (213,36 m)</text:p>
          </table:table-cell>
          <table:table-cell office:value-type="string">
            <text:p>&lt; 100 ft (30,48 m)</text:p>
          </table:table-cell>
          <table:table-cell table:number-columns-repeated="2"/>
        </table:table-row>
        <table:table-row table:style-name="ro2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string">
            <text:p>&gt; 150 ft (45,72 m)</text:p>
          </table:table-cell>
          <table:table-cell office:value-type="string">
            <text:p>&lt; 50 ft (15,24 m)</text:p>
          </table:table-cell>
          <table:table-cell table:number-columns-repeated="2"/>
        </table:table-row>
        <table:table-row table:style-name="ro2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string">
            <text:p>0 ft (0 m)</text:p>
          </table:table-cell>
          <table:table-cell office:value-type="string">
            <text:p>0 ft (0 m)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2">
          <table:table-cell office:value-type="string">
            <text:p><text:a xlink:href="http://instrument.landingsystem.com/" xlink:type="simple">http://instrument.landingsystem.com/</text:a>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5">
          <table:table-cell table:style-name="ce1" office:value-type="string">
            <text:p>Marker beacons</text:p>
          </table:table-cell>
          <table:table-cell table:number-columns-repeated="5"/>
        </table:table-row>
        <table:table-row table:style-name="ro4">
          <table:table-cell table:number-columns-repeated="6"/>
        </table:table-row>
        <table:table-row table:style-name="ro2">
          <table:table-cell/>
          <table:table-cell office:value-type="string">
            <text:p>Distancia cabecera</text:p>
          </table:table-cell>
          <table:table-cell office:value-type="string">
            <text:p>Altitud intercepción</text:p>
          </table:table-cell>
          <table:table-cell office:value-type="string">
            <text:p>Frecuencia modulación</text:p>
          </table:table-cell>
          <table:table-cell office:value-type="string">
            <text:p>Código morse</text:p>
          </table:table-cell>
          <table:table-cell/>
        </table:table-row>
        <table:table-row table:style-name="ro2">
          <table:table-cell office:value-type="string">
            <text:p>Outer Marker (OM)</text:p>
          </table:table-cell>
          <table:table-cell office:value-type="string">
            <text:p>3,5-6 NM (5,556 -11,112 km)</text:p>
          </table:table-cell>
          <table:table-cell office:value-type="string">
            <text:p>1400 ft (426,72 m) </text:p>
          </table:table-cell>
          <table:table-cell office:value-type="string">
            <text:p>400 Hz</text:p>
          </table:table-cell>
          <table:table-cell table:number-columns-repeated="2"/>
        </table:table-row>
        <table:table-row table:style-name="ro2">
          <table:table-cell office:value-type="string">
            <text:p>Middle Marker (MM)</text:p>
          </table:table-cell>
          <table:table-cell office:value-type="string">
            <text:p>0,5÷0,8 NM (926÷1482 m)</text:p>
          </table:table-cell>
          <table:table-cell office:value-type="string">
            <text:p>200÷250 ft (60,96÷76,2)</text:p>
          </table:table-cell>
          <table:table-cell office:value-type="string">
            <text:p>1300 Hz</text:p>
          </table:table-cell>
          <table:table-cell table:number-columns-repeated="2"/>
        </table:table-row>
        <table:table-row table:style-name="ro2">
          <table:table-cell office:value-type="string">
            <text:p>Inner Marker (IM)</text:p>
          </table:table-cell>
          <table:table-cell office:value-type="string">
            <text:p>60m</text:p>
          </table:table-cell>
          <table:table-cell/>
          <table:table-cell office:value-type="string">
            <text:p>3000 Hz</text:p>
          </table:table-cell>
          <table:table-cell/>
          <table:table-cell office:value-type="string">
            <text:p>Categoría II y III</text:p>
          </table:table-cell>
        </table:table-row>
      </table:table>
      <table:table table:name="Hoja2" table:style-name="ta1">
        <table:table-column table:style-name="co2" table:default-cell-style-name="Default"/>
        <table:table-row table:style-name="ro4">
          <table:table-cell/>
        </table:table-row>
      </table:table>
      <table:table table:name="Hoja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garcia </meta:initial-creator>
    <meta:creation-date>2014-11-03T19:02:38</meta:creation-date>
    <dc:date>2014-11-03T19:16:34</dc:date>
    <dc:creator>jgarcia </dc:creator>
    <meta:editing-duration>PT10M56S</meta:editing-duration>
    <meta:editing-cycles>11</meta:editing-cycles>
    <meta:generator>LibreOffice/3.5$Linux_x86 LibreOffice_project/350m1$Build-2</meta:generator>
    <meta:document-statistic meta:table-count="3" meta:cell-count="43" meta:object-count="0"/>
  </office:meta>
</office:document-meta>
</file>